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17.43mm"/>
    </style:style>
    <style:style style:name="co4" style:family="table-column">
      <style:table-column-properties fo:break-before="auto" style:column-width="24.24mm"/>
    </style:style>
    <style:style style:name="co5" style:family="table-column">
      <style:table-column-properties fo:break-before="auto" style:column-width="19.88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ham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 calcext:value-type="string">
            <text:p>Road champ</text:p>
          </table:table-cell>
          <table:table-cell office:value-type="string" calcext:value-type="string">
            <text:p>Road day</text:p>
          </table:table-cell>
          <table:table-cell office:value-type="string" calcext:value-type="string">
            <text:p>Road month</text:p>
          </table:table-cell>
          <table:table-cell office:value-type="string" calcext:value-type="string">
            <text:p>Road year</text:p>
          </table:table-cell>
          <table:table-cell office:value-type="string" calcext:value-type="string">
            <text:p>Road winner</text:p>
          </table:table-cell>
          <table:table-cell table:number-columns-repeated="2"/>
          <table:table-cell office:value-type="string" calcext:value-type="string">
            <text:p>Clm champ</text:p>
          </table:table-cell>
          <table:table-cell office:value-type="string" calcext:value-type="string">
            <text:p>Clm day</text:p>
          </table:table-cell>
          <table:table-cell office:value-type="string" calcext:value-type="string">
            <text:p>Clm month</text:p>
          </table:table-cell>
          <table:table-cell office:value-type="string" calcext:value-type="string">
            <text:p>Clm year</text:p>
          </table:table-cell>
          <table:table-cell office:value-type="string" calcext:value-type="string">
            <text:p>Clm winner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254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89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933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63073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89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934877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6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89454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24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8945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563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89454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4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8945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8945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4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89454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4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8945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4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89454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77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06317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5426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06434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9590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06317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0063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06434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5426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0627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2957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431511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0675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062728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66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43151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0675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43149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9270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06175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0984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43149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9050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06175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66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3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3007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5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7132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38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4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5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8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3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4258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379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432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7487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5125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7487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57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17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618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395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59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59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162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18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20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18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9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9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73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5825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45639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53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662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1277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0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870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4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1005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6421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08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407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48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23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2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119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1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23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9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23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01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62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8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62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4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90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3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3773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7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968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6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1622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50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4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9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41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2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63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1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8653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8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2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6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943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325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05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451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05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66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18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63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18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1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67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2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6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00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01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60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5901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44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2957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8856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3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1622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116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3081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184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2957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0533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2957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0635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70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0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631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31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27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9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7450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3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1876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23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1876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31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3819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6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54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8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745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236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7451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239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78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758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77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7594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05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169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05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334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7517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54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364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81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5137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30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5137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24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6206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1039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6202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2964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65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99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65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12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2606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4159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5952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343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5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6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5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0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033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351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033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419387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89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0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933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360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1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1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12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3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7073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8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5186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924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1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95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60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07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710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1113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7517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4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71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3440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98588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1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263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0584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210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8125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30026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435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183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324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8426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15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7780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6215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189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66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58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71320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23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95186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7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7955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7783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3869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386958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5976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4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51905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7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4521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3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522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22100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2573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386958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579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5791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8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469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91906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4691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22099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3385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9954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5095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3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5179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17948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5179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7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5185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74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55185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082384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6309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08290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6309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427071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6427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38010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66427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3440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8649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07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7449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9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91193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73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5933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3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7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2990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4325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7487582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5125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9050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325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05497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45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8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663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8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63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8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64212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0850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24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5136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7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5190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1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688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688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8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34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6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21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001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25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60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6252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42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2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58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2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386958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5976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386958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5976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1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7209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184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308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116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3081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1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23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9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233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16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771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201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573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7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968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6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749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31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3907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0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3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27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9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164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31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1876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23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1876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0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870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4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60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8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153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364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22099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282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221006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2573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239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7451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236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3082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7594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77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7586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78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334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342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169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858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99557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757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99544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995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817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308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54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6898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2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28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1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8653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0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12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8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8790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24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5137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30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5137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2964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8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1039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8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12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165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99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165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343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5952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415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69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5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6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5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360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033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351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3805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2957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59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2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0768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1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62123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5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9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618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19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33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791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7913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3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41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0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933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80864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808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80863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808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45639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11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662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116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81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185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80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185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95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21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87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21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0635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1508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0533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36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1113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924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263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66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4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7443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72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185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74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185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30026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9858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1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189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150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183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66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48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4436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119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90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3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337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8426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8125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210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183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97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015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93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557766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50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44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9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7180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919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4691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9190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4691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1794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5179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17948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9561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08238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6309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08290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66309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4325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9270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512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0457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325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6792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451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6792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64212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26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661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1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67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2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67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8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342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896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4953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00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25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660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017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12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3070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3804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184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3081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9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9843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1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23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201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188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1162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18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053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7088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386958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5976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6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7490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063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1508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0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70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37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5920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9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64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315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63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23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7517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4513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27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4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8217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31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4127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6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59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80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678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73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91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8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59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7586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77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9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5825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169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8454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2393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221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54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361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77594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8462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1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8653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16334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65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98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4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308381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3083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308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5137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2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282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1039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0537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246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5137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99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1658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52964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6206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415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153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612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354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6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5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343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7563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4193897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2957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5750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52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351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49634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419387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8462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59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4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59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0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08538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313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89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1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26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024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12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618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8752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5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19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66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7494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45639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211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87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2113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084954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8211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0924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661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2611136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661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328607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608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2903440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8649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64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1621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263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1274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62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44367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3248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4436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98588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6617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30026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661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09210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0584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84268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0584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18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324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189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150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3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90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4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90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23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71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23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9571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7780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10640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57783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6225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499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17403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034950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441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3127158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1333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4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3127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791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791233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791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7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3537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13326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1333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9190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4691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6919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4691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7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5136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040478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5136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74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4814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470680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1622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99544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3385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18572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4788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93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776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995576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3385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1794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5179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4517297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776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96563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3059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5522099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55221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37183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53709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17944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5179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08290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6309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5965633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3059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37086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2957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08238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66309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Q66370873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2295758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19T20:41:49.634063334</dc:date>
    <meta:editing-duration>PT2M5S</meta:editing-duration>
    <meta:editing-cycles>1</meta:editing-cycles>
    <meta:document-statistic meta:table-count="1" meta:cell-count="2924" meta:object-count="0"/>
  </office:meta>
</office:document-meta>
</file>